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language="en" fo:country="US" officeooo:rsid="0005c410" officeooo:paragraph-rsid="0005c410"/>
    </style:style>
    <style:style style:name="P2" style:family="paragraph" style:parent-style-name="Standard">
      <style:text-properties style:font-name="DejaVu Sans" fo:language="en" fo:country="US" officeooo:paragraph-rsid="000e4179"/>
    </style:style>
    <style:style style:name="P3" style:family="paragraph" style:parent-style-name="Standard">
      <style:text-properties style:font-name="DejaVu Sans" fo:language="en" fo:country="US" officeooo:paragraph-rsid="00108609"/>
    </style:style>
    <style:style style:name="P4" style:family="paragraph" style:parent-style-name="Standard">
      <style:text-properties style:font-name="DejaVu Sans" fo:language="en" fo:country="US" officeooo:rsid="000e4179" officeooo:paragraph-rsid="00108609"/>
    </style:style>
    <style:style style:name="P5" style:family="paragraph" style:parent-style-name="Standard">
      <style:text-properties style:font-name="DejaVu Sans" fo:language="en" fo:country="US" officeooo:paragraph-rsid="00115b80"/>
    </style:style>
    <style:style style:name="P6" style:family="paragraph" style:parent-style-name="Standard">
      <style:text-properties style:font-name="DejaVu Sans" fo:language="en" fo:country="US" officeooo:rsid="00136501" officeooo:paragraph-rsid="00136501"/>
    </style:style>
    <style:style style:name="P7" style:family="paragraph" style:parent-style-name="Standard">
      <style:text-properties style:font-name="DejaVu Sans" fo:language="en" fo:country="US" officeooo:rsid="0013b498" officeooo:paragraph-rsid="0013b498"/>
    </style:style>
    <style:style style:name="P8" style:family="paragraph" style:parent-style-name="Standard">
      <style:text-properties style:font-name="DejaVu Sans" fo:language="en" fo:country="US" officeooo:paragraph-rsid="001928d9"/>
    </style:style>
    <style:style style:name="P9" style:family="paragraph" style:parent-style-name="Standard">
      <style:text-properties style:font-name="DejaVu Sans" fo:language="en" fo:country="US" officeooo:rsid="0006b8da" officeooo:paragraph-rsid="001928d9"/>
    </style:style>
    <style:style style:name="P10" style:family="paragraph" style:parent-style-name="Standard">
      <style:text-properties style:font-name="DejaVu Sans" fo:language="en" fo:country="US" officeooo:rsid="0016b153" officeooo:paragraph-rsid="0016b153"/>
    </style:style>
    <style:style style:name="P11" style:family="paragraph" style:parent-style-name="Standard">
      <style:text-properties style:font-name="DejaVu Sans" fo:language="en" fo:country="US" officeooo:rsid="001c3177" officeooo:paragraph-rsid="001c3177"/>
    </style:style>
    <style:style style:name="P12" style:family="paragraph" style:parent-style-name="Standard">
      <style:text-properties style:font-name="DejaVu Sans" fo:language="en" fo:country="US" officeooo:rsid="00208445" officeooo:paragraph-rsid="00208445"/>
    </style:style>
    <style:style style:name="T1" style:family="text">
      <style:text-properties officeooo:rsid="0006b8da"/>
    </style:style>
    <style:style style:name="T2" style:family="text">
      <style:text-properties officeooo:rsid="00108609"/>
    </style:style>
    <style:style style:name="T3" style:family="text">
      <style:text-properties officeooo:rsid="0013b498"/>
    </style:style>
    <style:style style:name="T4" style:family="text">
      <style:text-properties officeooo:rsid="0013fb51"/>
    </style:style>
    <style:style style:name="T5" style:family="text">
      <style:text-properties officeooo:rsid="00145eed"/>
    </style:style>
    <style:style style:name="T6" style:family="text">
      <style:text-properties officeooo:rsid="0017de61"/>
    </style:style>
    <style:style style:name="T7" style:family="text">
      <style:text-properties officeooo:rsid="001e85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softeng206 as4</text:p>
      <text:p text:style-name="P1"/>
      <text:p text:style-name="P1">For assignment 4 I produced a spelling aid using Java and Festival, to provide a way for people to practice spelling and develop confidence in the learning of new words. The intended audience for my spelling aid was the elderly user. As a result, my goal was to focus on descriptive labels for options and overall ease of use for anybody. In addition, a focus was placed on a simplistic and clean look and feel in which all functions were easily identifiable and accessible. The special features of this program are that video manipulation through ffmpeg were supplied. This GUI for video editing was designed to simplify the normally daunting process of using ffmpeg to modify a video in some way. Part of the reason ffmpeg is daunting is because of the large number of options available for video and audio editing. As a result, the video editing functionality is more a proof of concept, but it does allow for some powerful effects to be added to a video despite the limited control range that a GUI allows for.</text:p>
      <text:p text:style-name="P1"/>
      <text:p text:style-name="P9">For this project, I decided to use JavaFX, an extension of the Java library that is standard on Java Software Development Kits (JDK). The reason for this change is that JavaFX not only allows for a greater range of functionality, JavaFX also allows for the streamlining of GUI development through such paradigms as the use of Cascading Style Sheets (CSS) for styling. The project developed did not condtain too much CSS owing to the fact that I preffered the specific control that the Java compiler allows for. However, if the same style is to be used more thatn once, CSS is certainly a good option. JavaFX also allows for programming using FXML, a variation of XML (Extensible Markup Language). FXML was not used in this project since it seems like a minor optimisation when it comes to the markup of certain tasks, however in the hands of an expert, FXML seems like a powerful tool for GUI creation in Java. As far as the external libraries are concerned, the only dependencies are the JDK and festival. The reason for this is that JavaFX comes with an mp4 media handler. This is great as it allows the removal of external libraries and external applications such as VLC, instead relying on the much used and thus standardised JavaFX standard library. </text:p>
      <text:p text:style-name="P8"/>
      <text:p text:style-name="P9">As far as colour is concerned, the application does not rely on colour much. Indeed, if the application were entirely grayscale, it would still be usable by everyone. This lack of reliance on colour was designed to enhance the experience of elderly users who may have sight issues. Indeed, it is untested, but this application should even be suitable by those affected by any sort of colour blindness, such is the lack of reliance on colour. Despite the lack of reliance on colour, the application is not completely devoid of colour. The default colouring that JavaFX uses contains a number of colours. Most promenantly, light gray, blue and black. These colours are used together to create a display that stands out, but is easy on the eyes. In contrast, a display entirely made from green and red widgits would be very difficult to use. The colours that I added to the application, were some darker grey colours and small areas with red and green. These red and green shapes were not necessary for the components that they represented (Ticks and Crosses), however these colours were bright enough to stand out and draw the user’s attention to them.</text:p>
      <text:p text:style-name="P8"/>
      <text:p text:style-name="P8"><text:span text:style-name="T1">In terms of display layout, the application is designed in such a way as to promote simplicity and cleaness. This was done to allow the user to take in all </text:span><text:soft-page-break/><text:span text:style-name="T1">possible options quickly and easily such that it is immediately obvious what widgit does what. In addition, a larger than normal sans serif font is used to enhance readability and ease of use. In a similar intention, information is displayed as simply as possible, providing the maximum level of abstraction whilst still providing the user with enough information to easily determine what is going on at any stage. A situation that I experienced was that it seemed that the application was somewhat limited by the screen size of my laptop. This was caused by the spacing out of components on the GUI combined with the larger font size. On a larger screen such as that of a PC monitor or terminal, these concerns would have been trivial. It is interesting to note though, the possible and unexpected limitations of developing GUI applications from a laptop alone. It seems these days that television LCD screens are getting larger and larger but for a laptop to be useful, the screen must remain small. In any case, the development of this application made me think more about such, usually minor, limitations.</text:span></text:p>
      <text:p text:style-name="P2"/>
      <text:p text:style-name="P4">The motivation for the selected functionality was to make the application as easy to use as possible for as many users as possible. As a consequence of this, I added a listener to detect when ‘ENTER’ is pressed so that it is more natural to enter words for a user when they are typing the words with a keyboard. Aside from that, the core functionality was brought about as a product of discussion with clients as to what functionality they expected from such an application. </text:p>
      <text:p text:style-name="P3"/>
      <text:p text:style-name="P5"><text:span text:style-name="T2">When it comes to programming languages, I find that Java can be somewhat verbose. This is caused by Java’s roots as a C inspired imperative programming language. What ‘verbose’ means in this circumstance is that there is seemingly a large amount of unavoidable repeated code in Java, especially when it comes to configuring a GUI. An example of this is the need to explicitly set the ‘padding’ for each container widgit individually. This is somewhat undesireable as it makes for code that is, in general, less readable. JavaFX seeks to remedy this with the integration of CSS and FXML. Of the two, CSS seems far more useful in reducing code duplication than FXML for a GUI. It is unfortunate then, that I realised this only after I had done such configuring in Java. In light of this, it cannot be said that Java was the best choice of language. However, I feel that CSS can fix many of the problems caused by imperative programming whilst still providing the flexibilty of being able to specify exactly what one wants. The only other libraries used in the application were the JavaFX standard libraries and of course, Festival. The development process was a form of test driven development in that small changes were made, tested and then commited to Git. This style created an evolution over time of the project and allowed for simple ‘plug in’ style changes for the GUI. For instance, if a new button was needed to be added to the main screen, it was trivial to add that button to the button panel, create an event handler, and implement the functionality. This development process also encouraged the use of such Java constructs as symbolic constants and the use of many small classes to allow for <text:s/>a large degree of extensibility and flexibility in implementing design decisions. One thing that could have made the development process easier would have been the use of CSS from the start. This would have allowed for hierarchy of CSS files that could layer functionality on top of each other, in much the same way that inheritance works in Java. It is interesting how in the development of the application, that the changing requirements made for a greater impetus for </text:span><text:soft-page-break/><text:span text:style-name="T2">the maintenance of previous software but also made some aspects maintenance of the software seemingly irrelevant. An example of this is in the commenting of specific parts of the code. Commenting on specific parts was sometimes rendered meaningless in the face of constantly changing requirements, making the code itself, not the comments, the main focus of maintenance. This project is therefore a good example of the negative impact that changing requirements can have on software and the need for as much generalisation as possible in areas such as software libraries. In addition, the changing requirements also prompt a serious look into the perils of object oriented programming. It is telling that despite efforts to minimise the size of classes and to maximise the number of packages, that some classes remained stubbornly immutable. In order to shrink such large classes, anonymous inner classes and overidding would need to be employed to such a large extent that the classes might as well have been one. Another possible solution would be to use inheritance to the point at which inheritance would be so far from its intended use that it would be made meaningless.</text:span></text:p>
      <text:p text:style-name="P5"/>
      <text:p text:style-name="P6">In the implementation of my design, I added a ‘stopwatch’ to monitor how long it took the person to complete the quiz. This is not a feature that I noticed many people do and was accomplished quite simply, using the JavaFX animation framework. Another innovation in my design was the ability to let the user manipulate videos as a reward, using a GUI which adapted the user inputs to FFMPEG commands. The use of FFMPEG in this way was interesting as it highlights just how powerful the creation of new processes from inside a Java program can be. One interesting thing about the video editor, was that I could track the progress of the video rendering. This is obviously trivial when using FFMPEG from the command line, since detailed messages with timestamps are constantly displayed. This functionality, combined with the other information FFMPEG supplies, provides an easy way to track the progress of a video rendering. However, I found that this method of tracking the FFMPEG progress would be very difficult to implement directly in a Java program. The solution would be to use some sort of heuristic to determine the progress of the rendering. The heuristic I used was that of comparing the size of the generated file with the size of the original file at certain intervals. This monitoring was done in a similar way to the updating of the stopwatch. Namely, by using the JavaFX animation framework to create a timer which constantly compares the generated file size with the original file size. Obviously, this method would not work very well if the generated file was significantly different in size to the original file. <text:span text:style-name="T3">I found that this was only the case when the framerate was decreased significantly as is to be expected. In all other cases, this heuristic provided a reliable way to track rendering progress.</text:span></text:p>
      <text:p text:style-name="P6"/>
      <text:p text:style-name="P7">In this project, I only used one shortcut key. This was when the user was entering the word in the quiz, and they pressed ‘ENTER’, the word would be entered. This allowed for very rapid entering of words and easier useage. More importantly, this shortcut allowed the user to constantly keep their hands on the keyboard whilst typing. When I tested the project, I found it very annoying to constantly switch to the mouse just to enter a word. This technique allowed users to constantly keep their hands on the keyboard, unless they wanted to do something less ordinary, like going back to the main menu. What is interesting about JavaFX, is that many of the other shortcuts that most users would be familiar with, such as ‘CTRL+A’ or ‘<text:span text:style-name="T4">TAB’</text:span> which are very prevalent in most text <text:soft-page-break/>editors, are also available by default. <text:span text:style-name="T5">I acknowledge that these other shortcuts also make using this program easier, however, I will not discuss motivations for including them as I was not the one who implemented them. The way I implemented the ‘ENTER’ shortcut, which is in my opinion, the most useful one, was not entirely obvious. What I did was, set a lambda as the key listener of the textfield, then running the method that the ‘enter text’ lambda called when the ‘enter text’ button received an action event. This method was only called by the text field lambda, if the ‘key code’ of the key pressed was equal to whatever JavaFX thought ‘ENTER’ means and the ‘enter text’ button was not disabled. I mentioned the use of lambdas in my discussion of how the shortcut was implemented. I find that lambdas are more useful than one might think, especially in the development in GUI applications where such an ‘anonymous method’ is used frequently in the registering of event handlers. In my application, lambdas were used extensively. This allowed for a drastic reduction in the number of overall classes, since the lambdas effectively replaced at least 20 anonymous inner classes. Semantically, the lambdas were exactly the same as the anonymous classes they replaced. However syntactically, lambdas were a far more precise and less cluttered way of organising event handlers. There is seemingly no downside to using lambdas wherever possible, so it makes me wonder why the Java development team were so late in releasing the possibility of using lambdas, only making them available in Java1.8. Some aspects of JavaFX are not particularly great. For instance, some classes should not be subclassed. For instance, the shape class should not be subclassed, instead custom shapes should be an aggregation of other shapes. The reason for this is that in order to subclass the shape class, a protected method has to be overriden. This problem is not just found in the shape class. There are many other classes which should not be extended. Not because the classes are final, but because in order to extend these classes, unusual abstract methods have to be overridden. This problem of overriding classes is also an issue in the Swing framework. In the case of Swing, the problem is that serialisation warnings need to be suppressed whenever a widgit is overridden.</text:span></text:p>
      <text:p text:style-name="P7"/>
      <text:p text:style-name="P10">When it came to testing the application, I was very diligent in testing and created a test class for every major GUI component I developed. This was quite easy to do, since the goal of each test class was to test each GUI component in isolation. This was done so that I didn’t have to navigate through the menus and pass all the tests every time that I wanted to test a particular component. This testing methodology was good since it cut out the dependencies on all the other components, meaning that any bug I found was with the implementation that I was working with, and not on some other class. The style that I used was similar to a test driven development style. The main difference was that because I had no requirements for any of the components, I had to build up features of the components piece-by-piece to achieve the desired functionality. <text:span text:style-name="T6">I would then use the isolated test classes to see if the result was as I intended.</text:span> <text:span text:style-name="T6">Because the development of all the components was incremental, I had to lay out the source code in such a way as to promote the easy addition of new requirements. This meant the usage of large numbers of symbolic constants to easily provide the necessary information to the new code in the classes.</text:span></text:p>
      <text:p text:style-name="P10"/>
      <text:p text:style-name="P11">The feedback received in the peer evaluation was very useful. In general, most of the feedback was very helpful in determining areas where my application was lacking. In particular, one of the peer reviews detected a bug in my <text:soft-page-break/>application that I hadn’t thought about. Another peer review made me think more carefully about the input partitioning of the lists that the <text:span text:style-name="T7">user was to provide. Another comment from that peer review was that the statistics could be displayed in a table. This was an idea that I hadn’t considered so the feedback was much appreciated. Another peer review gave me more tips as to how the layout should be done, advice I followed. The other peer review suggested that I make improvements to the way that voices are selected in the quiz.</text:span></text:p>
      <text:p text:style-name="P11"/>
      <text:p text:style-name="P11"/>
      <text:p text:style-name="P12">Some of the work that could be done in future might be to provide definitions for the words when prompted. This could eliminate the confusion that would arise from homophones like ‘effect’ and ‘affect’. The reason why this functionality was not implemented in my application was because I did not want to introduce the unrealiability of internet access to an otherwise robust program. Another task for the future could be to somehow improve the speaking ability of the speech synthesiser. This could be achieved by simply using another type of speaker instead of festival. This could also be accomplished by modifying the way that festival speaks. However, this would be a very complex way of accomplishing this go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8:36:31.991890486</meta:creation-date>
    <meta:generator>LibreOffice/5.1.4.2$Linux_X86_64 LibreOffice_project/10m0$Build-2</meta:generator>
    <dc:date>2016-10-22T22:58:57.900519186</dc:date>
    <meta:editing-duration>PT1H56M26S</meta:editing-duration>
    <meta:editing-cycles>10</meta:editing-cycles>
    <meta:document-statistic meta:table-count="0" meta:image-count="0" meta:object-count="0" meta:page-count="5" meta:paragraph-count="12" meta:word-count="2783" meta:character-count="16210" meta:non-whitespace-character-count="13436"/>
  </office:meta>
</office:document-meta>
</file>